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normal" officeooo:rsid="000e121b" officeooo:paragraph-rsid="000e121b" style:font-weight-asian="normal" style:font-weight-complex="normal"/>
    </style:style>
    <style:style style:name="P4" style:family="paragraph" style:parent-style-name="Standard">
      <style:text-properties fo:font-weight="normal" officeooo:rsid="0014ddca" officeooo:paragraph-rsid="0014ddca" style:font-weight-asian="normal" style:font-weight-complex="normal"/>
    </style:style>
    <style:style style:name="P5" style:family="paragraph" style:parent-style-name="Text_20_body">
      <style:text-properties officeooo:paragraph-rsid="0011eaab"/>
    </style:style>
    <style:style style:name="P6" style:family="paragraph" style:parent-style-name="Text_20_body">
      <style:text-properties officeooo:rsid="001507a1" officeooo:paragraph-rsid="001507a1"/>
    </style:style>
    <style:style style:name="P7" style:family="paragraph" style:parent-style-name="Text_20_body">
      <style:text-properties officeooo:rsid="00167a1a" officeooo:paragraph-rsid="00167a1a"/>
    </style:style>
    <style:style style:name="P8" style:family="paragraph" style:parent-style-name="Text_20_body">
      <style:text-properties officeooo:rsid="0018fe86" officeooo:paragraph-rsid="0018fe86"/>
    </style:style>
    <style:style style:name="P9" style:family="paragraph" style:parent-style-name="Text_20_body">
      <style:text-properties fo:font-weight="bold" officeooo:rsid="002318ec" officeooo:paragraph-rsid="002318ec" style:font-weight-asian="bold" style:font-weight-complex="bold"/>
    </style:style>
    <style:style style:name="P10" style:family="paragraph" style:parent-style-name="Text_20_body">
      <style:text-properties fo:font-weight="normal" officeooo:rsid="002318ec" officeooo:paragraph-rsid="002318ec" style:font-weight-asian="normal" style:font-weight-complex="normal"/>
    </style:style>
    <style:style style:name="P11" style:family="paragraph" style:parent-style-name="Text_20_body">
      <style:text-properties officeooo:paragraph-rsid="00136436"/>
    </style:style>
    <style:style style:name="P12" style:family="paragraph" style:parent-style-name="Text_20_body">
      <style:text-properties officeooo:rsid="0014ddca" officeooo:paragraph-rsid="0014ddca"/>
    </style:style>
    <style:style style:name="P13" style:family="paragraph" style:parent-style-name="Text_20_body">
      <style:text-properties officeooo:rsid="0023fbb5" officeooo:paragraph-rsid="0023fbb5"/>
    </style:style>
    <style:style style:name="P14" style:family="paragraph" style:parent-style-name="Text_20_body">
      <style:text-properties officeooo:paragraph-rsid="0025beb1"/>
    </style:style>
    <style:style style:name="P15" style:family="paragraph" style:parent-style-name="Text_20_body">
      <style:text-properties officeooo:paragraph-rsid="001d4d90"/>
    </style:style>
    <style:style style:name="P16" style:family="paragraph" style:parent-style-name="Text_20_body">
      <style:text-properties officeooo:paragraph-rsid="0018fe86"/>
    </style:style>
    <style:style style:name="P17" style:family="paragraph" style:parent-style-name="Standard">
      <style:text-properties fo:font-weight="normal" officeooo:rsid="002cd02e" officeooo:paragraph-rsid="002cd02e" style:font-weight-asian="normal" style:font-weight-complex="normal"/>
    </style:style>
    <style:style style:name="P18" style:family="paragraph" style:parent-style-name="Standard">
      <style:text-properties fo:font-weight="normal" officeooo:rsid="002de20c" officeooo:paragraph-rsid="002de20c" style:font-weight-asian="normal" style:font-weight-complex="normal"/>
    </style:style>
    <style:style style:name="P19" style:family="paragraph" style:parent-style-name="Text_20_body">
      <style:text-properties officeooo:rsid="00205218" officeooo:paragraph-rsid="00205218"/>
    </style:style>
    <style:style style:name="P20" style:family="paragraph" style:parent-style-name="Text_20_body">
      <style:text-properties officeooo:rsid="0020f98c" officeooo:paragraph-rsid="0020f98c"/>
    </style:style>
    <style:style style:name="P21" style:family="paragraph" style:parent-style-name="Text_20_body">
      <style:text-properties officeooo:rsid="0029a8e2" officeooo:paragraph-rsid="0029a8e2"/>
    </style:style>
    <style:style style:name="P22" style:family="paragraph" style:parent-style-name="Text_20_body">
      <style:text-properties fo:font-weight="bold" officeooo:rsid="00337b67" officeooo:paragraph-rsid="00337b67" style:font-weight-asian="bold" style:font-weight-complex="bold"/>
    </style:style>
    <style:style style:name="P23" style:family="paragraph" style:parent-style-name="Text_20_body" style:list-style-name="L1">
      <style:text-properties fo:font-weight="normal" officeooo:rsid="002acead" officeooo:paragraph-rsid="002acead" style:font-weight-asian="normal" style:font-weight-complex="normal"/>
    </style:style>
    <style:style style:name="P24" style:family="paragraph" style:parent-style-name="Text_20_body" style:list-style-name="L1">
      <style:text-properties fo:font-weight="normal" officeooo:rsid="00318d2c" officeooo:paragraph-rsid="00318d2c" style:font-weight-asian="normal" style:font-weight-complex="normal"/>
    </style:style>
    <style:style style:name="P25" style:family="paragraph" style:parent-style-name="Text_20_body">
      <style:text-properties officeooo:rsid="002c8bb6" officeooo:paragraph-rsid="002c8bb6"/>
    </style:style>
    <style:style style:name="P26" style:family="paragraph" style:parent-style-name="Text_20_body">
      <style:text-properties officeooo:paragraph-rsid="0011eaab"/>
    </style:style>
    <style:style style:name="P27" style:family="paragraph" style:parent-style-name="Heading_20_3">
      <style:text-properties officeooo:rsid="0011eaab" officeooo:paragraph-rsid="0011eaab"/>
    </style:style>
    <style:style style:name="P28" style:family="paragraph" style:parent-style-name="Heading_20_3">
      <style:text-properties officeooo:rsid="0025beb1" officeooo:paragraph-rsid="0025beb1"/>
    </style:style>
    <style:style style:name="P29" style:family="paragraph" style:parent-style-name="Heading_20_3">
      <style:text-properties fo:font-weight="bold" officeooo:rsid="002acead" officeooo:paragraph-rsid="002acea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normal" officeooo:rsid="00136436" style:font-weight-asian="normal" style:font-weight-complex="normal"/>
    </style:style>
    <style:style style:name="T7" style:family="text">
      <style:text-properties fo:font-weight="normal" officeooo:rsid="002318ec" style:font-weight-asian="normal" style:font-weight-complex="normal"/>
    </style:style>
    <style:style style:name="T8" style:family="text">
      <style:text-properties fo:font-weight="normal" officeooo:rsid="0026ffbb" style:font-weight-asian="normal" style:font-weight-complex="normal"/>
    </style:style>
    <style:style style:name="T9" style:family="text">
      <style:text-properties fo:font-weight="normal" officeooo:rsid="001d4d90" style:font-weight-asian="normal" style:font-weight-complex="normal"/>
    </style:style>
    <style:style style:name="T10" style:family="text">
      <style:text-properties fo:font-weight="normal" officeooo:rsid="0035208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203eb8" style:font-weight-asian="bold" style:font-weight-complex="bold"/>
    </style:style>
    <style:style style:name="T13" style:family="text">
      <style:text-properties fo:font-weight="bold" officeooo:rsid="00136436" style:font-weight-asian="bold" style:font-weight-complex="bold"/>
    </style:style>
    <style:style style:name="T14" style:family="text">
      <style:text-properties fo:font-weight="bold" officeooo:rsid="001a63c7" style:font-weight-asian="bold" style:font-weight-complex="bold"/>
    </style:style>
    <style:style style:name="T15" style:family="text">
      <style:text-properties fo:font-weight="bold" officeooo:rsid="0026ffbb" style:font-weight-asian="bold" style:font-weight-complex="bold"/>
    </style:style>
    <style:style style:name="T16" style:family="text">
      <style:text-properties fo:font-weight="bold" officeooo:rsid="001d4d90" style:font-weight-asian="bold" style:font-weight-complex="bold"/>
    </style:style>
    <style:style style:name="T17" style:family="text">
      <style:text-properties officeooo:rsid="000f2a48"/>
    </style:style>
    <style:style style:name="T18" style:family="text">
      <style:text-properties officeooo:rsid="001a63c7"/>
    </style:style>
    <style:style style:name="T19" style:family="text">
      <style:text-properties officeooo:rsid="001d24d1"/>
    </style:style>
    <style:style style:name="T20" style:family="text">
      <style:text-properties officeooo:rsid="00136436"/>
    </style:style>
    <style:style style:name="T21" style:family="text">
      <style:text-properties officeooo:rsid="001d4d90"/>
    </style:style>
    <style:style style:name="T22" style:family="text">
      <style:text-properties officeooo:rsid="0018fe86"/>
    </style:style>
    <style:style style:name="T23" style:family="text">
      <style:text-properties officeooo:rsid="002b18ed"/>
    </style:style>
    <style:style style:name="T24" style:family="text">
      <style:text-properties officeooo:rsid="002cd02e"/>
    </style:style>
    <style:style style:name="T25" style:family="text">
      <style:text-properties officeooo:rsid="002d7ea1"/>
    </style:style>
    <style:style style:name="T26" style:family="text">
      <style:text-properties officeooo:rsid="002f97a7"/>
    </style:style>
    <style:style style:name="T27" style:family="text">
      <style:text-properties officeooo:rsid="003520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3">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17">The extensions we have implemented are: Supply, chronoboost, warp gate, upgrades, extra bases/resource depletion, special units and GUI.</text:span></text:p>
      <text:p text:style-name="P2"/>
      <text:h text:style-name="Heading_20_2" text:outline-level="2">Design:</text:h>
      <text:h text:style-name="P27" text:outline-level="3">Search tree algorithm:</text:h>
      <text:p text:style-name="P5">...</text:p>
      <text:p text:style-name="P5">...</text:p>
      <text:p text:style-name="P22">getPossibleOperations()<text:span text:style-name="T1"> gets all the possible actions that could occur at that time in the game. It runs through a loop of all the units in the game and adds operations </text:span><text:span text:style-name="T10">of</text:span><text:span text:style-name="T1"> those units such as “build” unit or “chronoboost” unit as long as it satisfies the heuristic conditions we applied. </text:span><text:span text:style-name="T10">When we create a new </text:span><text:span text:style-name="T27">TimeState</text:span><text:span text:style-name="T10">, one of the possible operations is chosen randomly. This is the random part of our tree. That operation is then executed in the simulation in </text:span><text:span text:style-name="T27">executeOperation()</text:span><text:span text:style-name="T10">.</text:span></text:p>
      <text:p text:style-name="P5"/>
      <text:h text:style-name="P27" text:outline-level="3">Data:</text:h>
      <text:p text:style-name="P11"><text:span text:style-name="T20">To represent all the data of the many units and their resource costs, we use a class called </text:span><text:span text:style-name="T13">UnitData</text:span><text:span text:style-name="T6">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12">The <text:span text:style-name="T11">Datasheet</text:span><text:span text:style-name="T1"> class is where all the unit names and costs go. It also holds most of the constants in the game, such as the resource mining rate and maximum supply. </text:span><text:span text:style-name="T7">This was very good for us to easily refer to dependencies and resource costs of the various units as we could find the dependency of a Stalker by going Datasheet.getDependency(“Stalker”). </text:span></text:p>
      <text:p text:style-name="P13"><text:span text:style-name="T7">A</text:span><text:span text:style-name="T1">s for data collections, we mainly used Hashmaps as a way to store the name of a unit and the number of those units. For example to deal with the difference between the number of units in the goal and number of units in the game we simply compared the two Hashmaps and if they are the same then the goal has been reached. When we first started, we would decrease the number of units in the goal whenever a new one was made and check when all the units in the goal are at 0. The issue with this was whether the goal should be complete when the unit is queued or when it is completed.</text:span></text:p>
      <text:h text:style-name="P27" text:outline-level="3"><text:soft-page-break/>Supply:</text:h>
      <text:p text:style-name="P6">For supply, we have it as one of the resources in the <text:span text:style-name="T11">Datasheet </text:span><text:span text:style-name="T1">and </text:span><text:span text:style-name="T11">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o situations where we have enough resources to complete the goal but we are not using the time efficiently. </text:span></text:p>
      <text:p text:style-name="P7">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9">There is a hard supply cap in the game of 200 so we cannot go past this supply limit even if we build more pylons. </text:span></text:p>
      <text:h text:style-name="P27" text:outline-level="3">Chronoboost:</text:h>
      <text:p text:style-name="P19">Chronoboost decreases the time taken to build a unit by 50% while it is being chronoboosted. For us, we made it so if a unit was being chronoboosted, whenever it's build time increments, instead of increasing by 1, it increases by 1.5 as it is being built 50% faster. We use a simple boolean to check if a unit is being chronoboosted while it is being constructed. In the build order, we show which building we are chronoboosting. Buildings and special units like Archons and Interceptors cannot be chronoboosted as they are not built from a building. So we use a simple to check to see if the unit (or upgrade) <text:s/>is built from a building before allowing it to be chronoboosted.</text:p>
      <text:h text:style-name="P27" text:outline-level="3">Warp Gate:</text:h>
      <text:p text:style-name="P15"><text:span text:style-name="T21">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in </text:span><text:span text:style-name="T12">Datasheet</text:span><text:span text:style-name="T5"> called </text:span><text:span text:style-name="T12">warpgateCooldowns</text:span><text:span text:style-name="T21"> and use a different build called </text:span><text:span text:style-name="T16">WarpgateBuild</text:span><text:span text:style-name="T9">.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h text:style-name="P27" text:outline-level="3">Upgrades:</text:h>
      <text:p text:style-name="P20">Upgrades are similar to units but they don't take up supply and you can only have one of a single upgrade. Instead of checking and making sure the user can only enter one upgrade, we did it in the GUI. We only allow users to tick or un-tick whether they want an upgrade or not. This prevents users from trying to get two or more of a single upgrade without having to do the checks in our program. </text:p>
      <text:h text:style-name="P27" text:outline-level="3"><text:soft-page-break/>Extra bases/resource depletion:</text:h>
      <text:p text:style-name="P8">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6"><text:span text:style-name="T22">For resource depletion, it is simply done when resources are added from the income. When we add resources to the bank, we also take it away from the resources in the base. The </text:span><text:span text:style-name="T14">totalMinerals</text:span><text:span text:style-name="T18"> and </text:span><text:span text:style-name="T14">totalGas</text:span><text:span text:style-name="T18"> are the amounts of resources that belong to the base while </text:span><text:span text:style-name="T14">minerals</text:span><text:span text:style-name="T18"> and </text:span><text:span text:style-name="T14">gas</text:span><text:span text:style-name="T18"> are the resources we currently have in the bank. We also added a maximum number of extra bases that can be taken as a static final in the </text:span><text:span text:style-name="T15">Datasheet</text:span><text:span text:style-name="T8">, this is to limit the program so it doesn't build hundreds of bases and basically get an infinite number of resources. This is also realistic with the game as it is unusual for a player to take over a dozen bases in a single game. </text:span></text:p>
      <text:h text:style-name="P27" text:outline-level="3">Special units:</text:h>
      <text:p text:style-name="P9">Archons<text:span text:style-name="T1">:</text:span></text:p>
      <text:p text:style-name="P10">Archons were very complex to implement as they are not built from buildings but are made by the merging for two Templars. It becomes even more complicated as they can be made by merging two dark/high Templars or one of each. When it comes to the optimiser, we have to decide which merging is more efficient. If the goal was just Archons, it is cheaper resource-wise to merge them out of two high Templars. But there are other considerations such as whether the goal contained either of the two types of Templar. </text:p>
      <text:p text:style-name="P9">Interceptors:</text:p>
      <text:p text:style-name="P25">Interceptors were also challenging as four interceptors come with one Carrier and each Carrier can only build a maximum of eight Interceptors. <text:span text:style-name="T24">But since the Interceptors are built directly form the Carriers it wasn't too hard to make Carriers come with four Interceptors when they are built and have Interceptors simply be added to the buildQueue of Carriers. </text:span></text:p>
      <text:h text:style-name="P27" text:outline-level="3">GUI:</text:h>
      <text:p text:style-name="P5"/>
      <text:p text:style-name="P5"/>
      <text:p text:style-name="P5"/>
      <text:p text:style-name="P2"/>
      <text:p text:style-name="P2"/>
      <text:h text:style-name="Heading_20_2" text:outline-level="2">Testing:</text:h>
      <text:h text:style-name="P28" text:outline-level="3">Timer:</text:h>
      <text:p text:style-name="P21">When we got to a finished stage in our program, games with goals that contained lots of units completed much slower than games with few units in the goal. To solve this problem and understand why our program was so slow, we implemented a <text:span text:style-name="T11">Timer</text:span><text:span text:style-name="T1"> class that could check how </text:span><text:soft-page-break/><text:span text:style-name="T1">faster our methods executed. At first we thought it was our heuristics since we loop through all the units regardless of whether they are in the goal. With the timer we found out that the issue wasn't to do with our methods but that with a large goal, we create many more </text:span><text:span text:style-name="T11">TimeStates</text:span><text:span text:style-name="T1"> than with a small goal and that was what was slowing our program down. </text:span></text:p>
      <text:p text:style-name="P21"/>
      <text:p text:style-name="P21"><text:span text:style-name="T1"/></text:p>
      <text:h text:style-name="P29" text:outline-level="3">Our goals:</text:h>
      <text:list xml:id="list1924786828705796199" text:style-name="L1">
        <text:list-item>
          <text:p text:style-name="P23">12 Zealots, 8 Stalkers, 4 Sentries, 3 Colossus, 1 Observer, 2 High Templar, 3 Archons, Ground Weapons 2, Ground Armor 2, Blink , Charge, Extended Thermal Lance, Psionic Storm.</text:p>
        </text:list-item>
        <text:list-item>
          <text:p text:style-name="P23">20 Stalkers, Blink, Ground Weapons 1, Ground <text:span text:style-name="T23">Armor</text:span> <text:span text:style-name="T23">1</text:span></text:p>
        </text:list-item>
        <text:list-item>
          <text:p text:style-name="P24">5 Phoenix, 12 Void Rays, 3 Carriers, Air Weapons 2, Air Armor 2</text:p>
        </text:list-item>
      </text:list>
      <text:p text:style-name="P14"/>
      <text:p text:style-name="P2"/>
      <text:p text:style-name="P2"/>
      <text:p text:style-name="P2"/>
      <text:h text:style-name="Heading_20_2" text:outline-level="2">Evaluation:</text:h>
      <text:p text:style-name="P18">One problem with our program is that large goals take a long time for a solution to be found. From testing we know that this is not a problem with the way we approach the solution, but simply the <text:span text:style-name="T11">TimeStates</text:span> are both too deep and too wide, making it take more time. Once a single solution is found the time <text:span text:style-name="T26">to complete new games</text:span> speeds up as we stop going down a path if the time exceeds our solution's best time. </text:p>
      <text:p text:style-name="P2"/>
      <text:h text:style-name="Heading_20_2" text:outline-level="2">Conclusion:</text:h>
      <text:p text:style-name="P17">Our program uses a combination of random tree walk and heuristics. The heuristics prevents the tree from becoming too big and also helps speed up the time it takes the tree walk to find the goal. Although our program runs slowly if the goal contains lots of units, once it finds a correct path it starts to speed up. The program will also loop infinitely until stopped to keep trying to find a better solution. It will only consider solutions that take less time than the current best solution and so we can stop simulating games once they hit that time cap. We are able to find and output the build orders for the basic and advanced goals <text:span text:style-name="T25">as well as some of our own. We also completed many extensions highlighted in the design section above. </text:span></text:p>
      <text:p text:style-name="P2"/>
      <text:p text:style-name="P2"/>
      <text:h text:style-name="Heading_20_2" text:outline-level="2">Sample output:</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2T16:50:51.604292201</dc:date>
    <dc:creator>sy35 </dc:creator>
    <meta:editing-duration>PT3H51M34S</meta:editing-duration>
    <meta:editing-cycles>36</meta:editing-cycles>
    <meta:document-statistic meta:table-count="0" meta:image-count="0" meta:object-count="0" meta:page-count="4" meta:paragraph-count="42" meta:word-count="1746" meta:character-count="9496" meta:non-whitespace-character-count="7781"/>
  </office:meta>
</office:document-meta>
</file>